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64</meta:editing-cycles>
    <meta:generator>LibreOffice/7.4.2.3$Windows_X86_64 LibreOffice_project/382eef1f22670f7f4118c8c2dd222ec7ad009daf</meta:generator>
    <dc:date>2022-11-05T22:08:12.371000000</dc:date>
    <meta:editing-duration>PT19H32M43S</meta:editing-duration>
    <meta:document-statistic meta:table-count="0" meta:image-count="0" meta:object-count="0" meta:page-count="109" meta:paragraph-count="1209" meta:word-count="29143" meta:character-count="163817" meta:non-whitespace-character-count="129971"/>
  </office:meta>
</office:document-meta>
</file>